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gradient" draw:fill-color="#33ff99" draw:fill-gradient-name="Gradient_20_19" draw:opacity="10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gradient" draw:fill-color="#33ff99" draw:fill-gradient-name="Gradient_20_19" draw:opacity="100%" draw:opacity-name="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33ff99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33ff99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ef413d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33ff99" draw:fill-gradient-name="Gradient_20_19" draw:opacity="10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gradient" draw:fill-color="#33ff99" draw:fill-gradient-name="Gradient_20_19" draw:opacity="10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33ff99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ff99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ef413d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1.8cm" svg:x="5.8cm" svg:y="4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1.8cm" svg:x="10.3cm" svg:y="5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2cm" svg:height="1.8cm" svg:x="17.5cm" svg:y="3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2cm" svg:height="1.8cm" svg:x="4cm" svg:y="9.8cm">
          <text:p text:style-name="P1"><text:span text:style-name="T1">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7.8cm" svg:y1="5.7cm" svg:x2="10.3cm" svg:y2="5.9cm" draw:start-shape="id1" draw:start-glue-point="10" draw:end-shape="id2" svg:d="M7800 5700l2500 200" svg:viewBox="0 0 2501 201">
          <text:p/>
        </draw:connector>
        <draw:connector draw:style-name="gr5" draw:text-style-name="P6" draw:layer="layout" draw:type="line" svg:x1="12.3cm" svg:y1="5.9cm" svg:x2="17.5cm" svg:y2="4.3cm" draw:start-shape="id2" draw:start-glue-point="10" draw:end-shape="id3" svg:d="M12300 5900l5200-1600" svg:viewBox="0 0 5201 1601">
          <text:p/>
        </draw:connector>
        <draw:connector draw:style-name="gr5" draw:text-style-name="P6" draw:layer="layout" draw:type="line" svg:x1="2.607cm" svg:y1="5.463cm" svg:x2="5.8cm" svg:y2="5.7cm" draw:start-shape="id4" draw:start-glue-point="11" draw:end-shape="id1" draw:end-glue-point="6" svg:d="M2607 5463l3193 237" svg:viewBox="0 0 3194 238">
          <text:p/>
        </draw:connector>
        <draw:connector draw:style-name="gr5" draw:text-style-name="P6" draw:layer="layout" draw:type="line" svg:x1="1.9cm" svg:y1="7cm" svg:x2="4.293cm" svg:y2="10.063cm" draw:start-shape="id4" draw:start-glue-point="8" draw:end-shape="id5" draw:end-glue-point="5" svg:d="M1900 7000l2393 3063" svg:viewBox="0 0 2394 3064">
          <text:p/>
        </draw:connector>
        <draw:custom-shape draw:style-name="gr4" draw:text-style-name="P5" xml:id="id6" draw:id="id6" draw:layer="layout" svg:width="2cm" svg:height="1.8cm" svg:x="5.2cm" svg:y="7.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2cm" svg:height="1.8cm" svg:x="8.9cm" svg:y="8.7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907cm" svg:y1="8.837cm" svg:x2="8.9cm" svg:y2="9.6cm" draw:start-shape="id6" draw:start-glue-point="9" draw:end-shape="id7" svg:d="M6907 8837l1993 763" svg:viewBox="0 0 1994 764">
          <text:p/>
        </draw:connector>
        <draw:custom-shape draw:style-name="gr4" draw:text-style-name="P5" xml:id="id4" draw:id="id4" draw:layer="layout" svg:width="2cm" svg:height="1.8cm" svg:x="0.9cm" svg:y="5.2cm">
          <text:p text:style-name="P1"><text:span text:style-name="T1">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8" draw:id="id8" draw:layer="layout" svg:width="2cm" svg:height="1.8cm" svg:x="17.4cm" svg:y="6.4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2.3cm" svg:y1="5.9cm" svg:x2="17.4cm" svg:y2="7.3cm" draw:start-shape="id2" draw:end-shape="id8" draw:end-glue-point="6" svg:d="M12300 5900l5100 1400" svg:viewBox="0 0 5101 1401">
          <text:p/>
        </draw:connector>
        <draw:frame draw:style-name="gr8" draw:text-style-name="P9" draw:layer="layout" svg:width="2.538cm" svg:height="1.69cm" svg:x="7.762cm" svg:y="4cm">
          <draw:text-box>
            <text:p><text:span text:style-name="T2">(3,3)</text:span></text:p>
          </draw:text-box>
        </draw:frame>
        <draw:frame draw:style-name="gr9" draw:text-style-name="P9" draw:layer="layout" svg:width="2.538cm" svg:height="1.352cm" svg:x="13.6cm" svg:y="3.5cm">
          <draw:text-box>
            <text:p><text:span text:style-name="T2">(3,0)</text:span></text:p>
          </draw:text-box>
        </draw:frame>
        <draw:frame draw:style-name="gr9" draw:text-style-name="P9" draw:layer="layout" svg:width="2.538cm" svg:height="1.352cm" svg:x="13.862cm" svg:y="6.7cm">
          <draw:text-box>
            <text:p><text:span text:style-name="T2">(0,3)</text:span></text:p>
          </draw:text-box>
        </draw:frame>
        <draw:connector draw:style-name="gr5" draw:text-style-name="P6" draw:layer="layout" draw:type="line" svg:x1="2.607cm" svg:y1="6.737cm" svg:x2="5.2cm" svg:y2="8.2cm" draw:start-shape="id4" draw:start-glue-point="9" draw:end-shape="id6" draw:end-glue-point="6" svg:d="M2607 6737l2593 1463" svg:viewBox="0 0 2594 1464">
          <text:p/>
        </draw:connector>
        <draw:frame draw:style-name="gr10" draw:text-style-name="P10" xml:id="id9" draw:id="id9" draw:layer="layout" svg:width="1.315cm" svg:height="0.962cm" svg:x="2.885cm" svg:y="11.738cm">
          <draw:text-box>
            <text:p>….</text:p>
          </draw:text-box>
        </draw:frame>
        <draw:connector draw:style-name="gr5" draw:text-style-name="P6" draw:layer="layout" draw:type="line" svg:x1="1.9cm" svg:y1="7cm" svg:x2="2.885cm" svg:y2="12.219cm" draw:start-shape="id4" draw:start-glue-point="8" draw:end-shape="id9" draw:end-glue-point="3" svg:d="M1900 7000l985 5219" svg:viewBox="0 0 986 5220">
          <text:p/>
        </draw:connector>
        <draw:frame draw:style-name="gr10" draw:text-style-name="P10" xml:id="id10" draw:id="id10" draw:layer="layout" svg:width="1.315cm" svg:height="0.962cm" svg:x="8.385cm" svg:y="11.8cm">
          <draw:text-box>
            <text:p>….</text:p>
          </draw:text-box>
        </draw:frame>
        <draw:connector draw:style-name="gr5" draw:text-style-name="P6" draw:layer="layout" draw:type="line" svg:x1="6cm" svg:y1="10.7cm" svg:x2="8.385cm" svg:y2="12.281cm" draw:start-shape="id5" draw:start-glue-point="10" draw:end-shape="id10" draw:end-glue-point="3" svg:d="M6000 10700l2385 1581" svg:viewBox="0 0 2386 1582">
          <text:p/>
        </draw:connector>
        <draw:connector draw:style-name="gr5" draw:text-style-name="P6" draw:layer="layout" draw:type="line" svg:x1="10.9cm" svg:y1="9.6cm" svg:x2="18.1cm" svg:y2="10.419cm" draw:start-shape="id7" draw:end-shape="id11" draw:end-glue-point="3" svg:d="M10900 9600l7200 819" svg:viewBox="0 0 7201 820">
          <text:p/>
        </draw:connector>
        <draw:frame draw:style-name="gr10" draw:text-style-name="P10" xml:id="id11" draw:id="id11" draw:layer="layout" svg:width="1.315cm" svg:height="0.962cm" svg:x="18.1cm" svg:y="9.938cm">
          <draw:text-box>
            <text:p>….</text:p>
          </draw:text-box>
        </draw:frame>
        <draw:frame draw:style-name="gr10" draw:text-style-name="P10" xml:id="id12" draw:id="id12" draw:layer="layout" svg:width="1.315cm" svg:height="0.962cm" svg:x="20.585cm" svg:y="6.8cm">
          <draw:text-box>
            <text:p>….</text:p>
          </draw:text-box>
        </draw:frame>
        <draw:connector draw:style-name="gr5" draw:text-style-name="P6" draw:layer="layout" draw:type="line" svg:x1="19.4cm" svg:y1="7.3cm" svg:x2="20.585cm" svg:y2="7.281cm" draw:start-shape="id8" draw:start-glue-point="10" draw:end-shape="id12" draw:end-glue-point="3" svg:d="M19400 7300l1185-19" svg:viewBox="0 0 1186 20">
          <text:p/>
        </draw:connector>
        <draw:frame draw:style-name="gr10" draw:text-style-name="P10" xml:id="id13" draw:id="id13" draw:layer="layout" svg:width="1.315cm" svg:height="0.962cm" svg:x="20.8cm" svg:y="3.838cm">
          <draw:text-box>
            <text:p>….</text:p>
          </draw:text-box>
        </draw:frame>
        <draw:connector draw:style-name="gr5" draw:text-style-name="P6" draw:layer="layout" draw:type="line" svg:x1="19.5cm" svg:y1="4.3cm" svg:x2="20.8cm" svg:y2="4.319cm" draw:start-shape="id3" draw:start-glue-point="10" draw:end-shape="id13" svg:d="M19500 4300l1300 19" svg:viewBox="0 0 1301 20">
          <text:p/>
        </draw:connector>
        <draw:custom-shape draw:style-name="gr4" draw:text-style-name="P5" xml:id="id14" draw:id="id14" draw:layer="layout" svg:width="2cm" svg:height="1.8cm" svg:x="5.7cm" svg:y="1.6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.9cm" svg:y1="5.2cm" svg:x2="5.993cm" svg:y2="3.137cm" draw:start-shape="id4" draw:start-glue-point="4" draw:end-shape="id14" draw:end-glue-point="7" svg:d="M1900 5200l4093-2063" svg:viewBox="0 0 4094 2064">
          <text:p/>
        </draw:connector>
        <draw:frame draw:style-name="gr10" draw:text-style-name="P10" xml:id="id15" draw:id="id15" draw:layer="layout" svg:width="1.315cm" svg:height="0.962cm" svg:x="17.185cm" svg:y="1.938cm">
          <draw:text-box>
            <text:p>….</text:p>
          </draw:text-box>
        </draw:frame>
        <draw:connector draw:style-name="gr5" draw:text-style-name="P6" draw:layer="layout" draw:type="line" svg:x1="7.7cm" svg:y1="2.5cm" svg:x2="17.185cm" svg:y2="2.419cm" draw:start-shape="id14" draw:start-glue-point="10" draw:end-shape="id15" svg:d="M7700 2500l9485-81" svg:viewBox="0 0 9486 82">
          <text:p/>
        </draw:connector>
        <draw:frame draw:style-name="gr8" draw:text-style-name="P9" draw:layer="layout" svg:width="2.538cm" svg:height="1.69cm" svg:x="2.2cm" svg:y="2.41cm">
          <draw:text-box>
            <text:p><text:span text:style-name="T2">(1,0)</text:span></text:p>
          </draw:text-box>
        </draw:frame>
        <draw:frame draw:style-name="gr8" draw:text-style-name="P9" draw:layer="layout" svg:width="2.538cm" svg:height="1.69cm" svg:x="3.3cm" svg:y="6.11cm">
          <draw:text-box>
            <text:p><text:span text:style-name="T2">(1,1)</text:span></text:p>
          </draw:text-box>
        </draw:frame>
        <draw:frame draw:style-name="gr8" draw:text-style-name="P9" draw:layer="layout" svg:width="2.538cm" svg:height="1.69cm" svg:x="3.162cm" svg:y="4.3cm">
          <draw:text-box>
            <text:p><text:span text:style-name="T2">(4,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9" draw:display-name="Gradient 19" draw:style="linear" draw:start-color="#33ff99" draw:end-color="#ef413d" draw:start-intensity="100%" draw:end-intensity="100%" draw:angle="300" draw:border="0%"/>
    <draw:gradient draw:name="Gradient_20_21" draw:display-name="Gradient 21" draw:style="linear" draw:start-color="#33ff99" draw:end-color="#ef413d" draw:start-intensity="100%" draw:end-intensity="100%" draw:angle="290" draw:border="0%"/>
    <draw:gradient draw:name="Gradient_20_22" draw:display-name="Gradient 22" draw:style="linear" draw:start-color="#33ff99" draw:end-color="#ef413d" draw:start-intensity="100%" draw:end-intensity="100%" draw:angle="280" draw:border="0%"/>
    <draw:gradient draw:name="Gradient_20_23" draw:display-name="Gradient 23" draw:style="linear" draw:start-color="#33ff99" draw:end-color="#ef413d" draw:start-intensity="100%" draw:end-intensity="100%" draw:angle="270" draw:border="0%"/>
    <draw:gradient draw:name="Gradient_20_24" draw:display-name="Gradient 24" draw:style="linear" draw:start-color="#33ff99" draw:end-color="#ef413d" draw:start-intensity="100%" draw:end-intensity="100%" draw:angle="260" draw:border="0%"/>
    <draw:gradient draw:name="Gradient_20_25" draw:display-name="Gradient 25" draw:style="linear" draw:start-color="#33ff99" draw:end-color="#ef413d" draw:start-intensity="100%" draw:end-intensity="100%" draw:angle="250" draw:border="0%"/>
    <draw:gradient draw:name="Gradient_20_26" draw:display-name="Gradient 26" draw:style="linear" draw:start-color="#33ff99" draw:end-color="#ef413d" draw:start-intensity="100%" draw:end-intensity="100%" draw:angle="240" draw:border="0%"/>
    <draw:gradient draw:name="Gradient_20_27" draw:display-name="Gradient 27" draw:style="linear" draw:start-color="#33ff99" draw:end-color="#ef413d" draw:start-intensity="100%" draw:end-intensity="100%" draw:angle="230" draw:border="0%"/>
    <draw:gradient draw:name="Gradient_20_28" draw:display-name="Gradient 28" draw:style="linear" draw:start-color="#33ff99" draw:end-color="#ef413d" draw:start-intensity="100%" draw:end-intensity="100%" draw:angle="220" draw:border="0%"/>
    <draw:gradient draw:name="Gradient_20_29" draw:display-name="Gradient 29" draw:style="linear" draw:start-color="#33ff99" draw:end-color="#ef413d" draw:start-intensity="100%" draw:end-intensity="100%" draw:angle="210" draw:border="0%"/>
    <draw:gradient draw:name="Gradient_20_30" draw:display-name="Gradient 30" draw:style="linear" draw:start-color="#33ff99" draw:end-color="#ef413d" draw:start-intensity="100%" draw:end-intensity="100%" draw:angle="200" draw:border="0%"/>
    <draw:gradient draw:name="Gradient_20_31" draw:display-name="Gradient 31" draw:style="linear" draw:start-color="#33ff99" draw:end-color="#ef413d" draw:start-intensity="100%" draw:end-intensity="100%" draw:angle="190" draw:border="0%"/>
    <draw:gradient draw:name="Gradient_20_32" draw:display-name="Gradient 32" draw:style="linear" draw:start-color="#33ff99" draw:end-color="#ef413d" draw:start-intensity="100%" draw:end-intensity="100%" draw:angle="180" draw:border="0%"/>
    <draw:gradient draw:name="Gradient_20_33" draw:display-name="Gradient 33" draw:style="linear" draw:start-color="#33ff99" draw:end-color="#ef413d" draw:start-intensity="100%" draw:end-intensity="100%" draw:angle="170" draw:border="0%"/>
    <draw:gradient draw:name="Gradient_20_34" draw:display-name="Gradient 34" draw:style="linear" draw:start-color="#33ff99" draw:end-color="#ef413d" draw:start-intensity="100%" draw:end-intensity="100%" draw:angle="160" draw:border="0%"/>
    <draw:gradient draw:name="Gradient_20_35" draw:display-name="Gradient 35" draw:style="linear" draw:start-color="#33ff99" draw:end-color="#ef413d" draw:start-intensity="100%" draw:end-intensity="100%" draw:angle="150" draw:border="0%"/>
    <draw:gradient draw:name="Gradient_20_36" draw:display-name="Gradient 36" draw:style="linear" draw:start-color="#33ff99" draw:end-color="#ef413d" draw:start-intensity="100%" draw:end-intensity="100%" draw:angle="140" draw:border="0%"/>
    <draw:gradient draw:name="Gradient_20_37" draw:display-name="Gradient 37" draw:style="linear" draw:start-color="#33ff99" draw:end-color="#ef413d" draw:start-intensity="100%" draw:end-intensity="100%" draw:angle="130" draw:border="0%"/>
    <draw:gradient draw:name="Gradient_20_38" draw:display-name="Gradient 38" draw:style="linear" draw:start-color="#33ff99" draw:end-color="#ef413d" draw:start-intensity="100%" draw:end-intensity="100%" draw:angle="120" draw:border="0%"/>
    <draw:gradient draw:name="Gradient_20_39" draw:display-name="Gradient 39" draw:style="linear" draw:start-color="#33ff99" draw:end-color="#ef413d" draw:start-intensity="100%" draw:end-intensity="100%" draw:angle="110" draw:border="0%"/>
    <draw:gradient draw:name="Gradient_20_40" draw:display-name="Gradient 40" draw:style="linear" draw:start-color="#33ff99" draw:end-color="#ef413d" draw:start-intensity="100%" draw:end-intensity="100%" draw:angle="100" draw:border="0%"/>
    <draw:gradient draw:name="Gradient_20_41" draw:display-name="Gradient 41" draw:style="linear" draw:start-color="#33ff99" draw:end-color="#ef413d" draw:start-intensity="100%" draw:end-intensity="100%" draw:angle="90" draw:border="0%"/>
    <draw:gradient draw:name="Gradient_20_42" draw:display-name="Gradient 42" draw:style="linear" draw:start-color="#33ff99" draw:end-color="#ef413d" draw:start-intensity="100%" draw:end-intensity="100%" draw:angle="80" draw:border="0%"/>
    <draw:gradient draw:name="Gradient_20_43" draw:display-name="Gradient 43" draw:style="linear" draw:start-color="#33ff99" draw:end-color="#ef413d" draw:start-intensity="100%" draw:end-intensity="100%" draw:angle="70" draw:border="0%"/>
    <draw:gradient draw:name="Gradient_20_44" draw:display-name="Gradient 44" draw:style="linear" draw:start-color="#33ff99" draw:end-color="#ef413d" draw:start-intensity="100%" draw:end-intensity="100%" draw:angle="60" draw:border="0%"/>
    <draw:gradient draw:name="Gradient_20_45" draw:display-name="Gradient 45" draw:style="linear" draw:start-color="#33ff99" draw:end-color="#ef413d" draw:start-intensity="100%" draw:end-intensity="100%" draw:angle="50" draw:border="0%"/>
    <draw:gradient draw:name="Gradient_20_46" draw:display-name="Gradient 46" draw:style="linear" draw:start-color="#33ff99" draw:end-color="#ef413d" draw:start-intensity="100%" draw:end-intensity="100%" draw:angle="40" draw:border="0%"/>
    <draw:gradient draw:name="Gradient_20_47" draw:display-name="Gradient 47" draw:style="linear" draw:start-color="#33ff99" draw:end-color="#ef413d" draw:start-intensity="100%" draw:end-intensity="100%" draw:angle="30" draw:border="0%"/>
    <draw:gradient draw:name="Gradient_20_48" draw:display-name="Gradient 48" draw:style="linear" draw:start-color="#33ff99" draw:end-color="#ef413d" draw:start-intensity="100%" draw:end-intensity="100%" draw:angle="20" draw:border="0%"/>
    <draw:gradient draw:name="Gradient_20_49" draw:display-name="Gradient 49" draw:style="linear" draw:start-color="#33ff99" draw:end-color="#ef413d" draw:start-intensity="100%" draw:end-intensity="100%" draw:angle="10" draw:border="0%"/>
    <draw:gradient draw:name="Gradient_20_50" draw:display-name="Gradient 50" draw:style="linear" draw:start-color="#33ff99" draw:end-color="#ef413d" draw:start-intensity="100%" draw:end-intensity="100%" draw:angle="31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987cm" fo:page-height="12.9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Павел  Слипенчук</meta:initial-creator>
    <meta:creation-date>2018-10-30T10:58:30.044176340</meta:creation-date>
    <meta:generator>LibreOffice/6.0.7.3$Linux_X86_64 LibreOffice_project/00m0$Build-3</meta:generator>
    <dc:date>2019-11-02T14:22:24.453735497</dc:date>
    <meta:editing-duration>PT1H11M31S</meta:editing-duration>
    <meta:editing-cycles>11</meta:editing-cycles>
    <meta:document-statistic meta:object-count="35"/>
  </office:meta>
</office:document-meta>
</file>